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RAMOS JORGE LUI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003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7785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RUJILLO GAMARRA, JHON BRAY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25904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AMARRA CLAYSEN, WIMB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7832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5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1/2021</text:p>
          </table:table-cell>
          <table:table-cell table:style-name="Tabla2.A2" office:value-type="string">
            <text:p text:style-name="P7">189277</text:p>
          </table:table-cell>
          <table:table-cell table:style-name="Tabla2.A2" office:value-type="string">
            <text:p text:style-name="P7">5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11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